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1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1_2020'.G36"/>
          <table:table-cell table:style-name="transactions_crypto" table:formula="='B1_2020'.I35"/>
          <table:table-cell table:style-name="transactions_yen" table:formula="='B1_2020'.I36"/>
          <table:table-cell table:style-name="transactions_right_end" table:formula="='B1_2020'.I4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2_2020'.G40"/>
          <table:table-cell table:style-name="transactions_crypto" table:formula="='B2_2020'.I39"/>
          <table:table-cell table:style-name="transactions_yen" table:formula="='B2_2020'.I40"/>
          <table:table-cell table:style-name="transactions_right_end" table:formula="='B2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0'.G38"/>
          <table:table-cell table:style-name="transactions_crypto" table:formula="='B3_2020'.I37"/>
          <table:table-cell table:style-name="transactions_yen" table:formula="='B3_2020'.I38"/>
          <table:table-cell table:style-name="transactions_right_end" table:formula="='B3_2020'.I4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4_2020'.G42"/>
          <table:table-cell table:style-name="transactions_crypto" table:formula="='B4_2020'.I41"/>
          <table:table-cell table:style-name="transactions_yen" table:formula="='B4_2020'.I42"/>
          <table:table-cell table:style-name="transactions_right_end" table:formula="='B4_2020'.I5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3)"/>
          <table:table-cell table:style-name="ce781" table:formula="=SUM(C8:C13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3)"/>
          <table:table-cell table:style-name="ce285" table:formula="=SUM(G8:G13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2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2_2021'.G32"/>
          <table:table-cell table:style-name="transactions_crypto" table:formula="='B2_2021'.I31"/>
          <table:table-cell table:style-name="transactions_yen" table:formula="='B2_2021'.I32"/>
          <table:table-cell table:style-name="transactions_right_end" table:formula="='B2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3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3_2021'.G32"/>
          <table:table-cell table:style-name="transactions_crypto" table:formula="='B3_2021'.I31"/>
          <table:table-cell table:style-name="transactions_yen" table:formula="='B3_2021'.I32"/>
          <table:table-cell table:style-name="transactions_right_end" table:formula="='B3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4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4_2021'.G33"/>
          <table:table-cell table:style-name="transactions_crypto" table:formula="='B4_2021'.I32"/>
          <table:table-cell table:style-name="transactions_yen" table:formula="='B4_2021'.I33"/>
          <table:table-cell table:style-name="transactions_right_end" table:formula="='B4_2021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2)"/>
          <table:table-cell table:style-name="ce781" table:formula="=SUM(C8:C12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2)"/>
          <table:table-cell table:style-name="ce285" table:formula="=SUM(G8:G12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1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8)=0;0;SUM(E22:E28))"/>
          <table:table-cell table:style-name="summary_5f_yen" table:formula="=IF(SUM(F22:F28)=0;0;SUM(F22:F28))"/>
          <table:table-cell table:style-name="summary_5f_crypto" table:formula="=IF(SUM(G22:G28)=0;0;SUM(G22:G28))"/>
          <table:table-cell table:style-name="summary_5f_yen" table:formula="=IF(SUM(H22:H28)=0;0;SUM(H22:H28))"/>
          <table:table-cell table:style-name="summary_5f_donations" table:formula="=IF(SUM(I22:I28)=0;0;SUM(I22:I28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9"/>
          <table:table-cell table:style-name="ce713" office:value-type="string" calcext:value-type="string">
            <text:p>―</text:p>
          </table:table-cell>
          <table:table-cell table:style-name="ce645" table:formula="=G13+G29"/>
          <table:table-cell table:style-name="ce756" table:formula="=E35+F35-H3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9"/>
          <table:table-cell table:style-name="ce714" table:formula="=IF((E35+F35);(E36+F36)/(E35+F35);0)"/>
          <table:table-cell table:style-name="ce736" table:formula="=H35*G36"/>
          <table:table-cell table:style-name="ce757" table:formula="=I35*G36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9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6"/>
          <table:table-cell table:style-name="ce717" table:formula="=I29"/>
          <table:table-cell table:style-name="ce739"/>
          <table:table-cell table:style-name="ce761" table:formula="=I46-I4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4:E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4:H44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2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2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2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0)=0;0;SUM(E22:E30))"/>
          <table:table-cell table:style-name="summary_5f_yen" table:formula="=IF(SUM(F22:F30)=0;0;SUM(F22:F30))"/>
          <table:table-cell table:style-name="summary_5f_crypto" table:formula="=IF(SUM(G22:G30)=0;0;SUM(G22:G30))"/>
          <table:table-cell table:style-name="summary_5f_yen" table:formula="=IF(SUM(H22:H30)=0;0;SUM(H22:H30))"/>
          <table:table-cell table:style-name="summary_5f_donations" table:formula="=IF(SUM(I22:I30)=0;0;SUM(I22:I30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1"/>
          <table:table-cell table:style-name="ce713" office:value-type="string" calcext:value-type="string">
            <text:p>―</text:p>
          </table:table-cell>
          <table:table-cell table:style-name="ce645" table:formula="=G13+G31"/>
          <table:table-cell table:style-name="ce756" table:formula="=E37+F37-H37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1"/>
          <table:table-cell table:style-name="ce714" table:formula="=IF((E37+F37);(E38+F38)/(E37+F37);0)"/>
          <table:table-cell table:style-name="ce736" table:formula="=H37*G38"/>
          <table:table-cell table:style-name="ce757" table:formula="=I37*G3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1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8"/>
          <table:table-cell table:style-name="ce717" table:formula="=I31"/>
          <table:table-cell table:style-name="ce739"/>
          <table:table-cell table:style-name="ce761" table:formula="=I48-I4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6:E46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6:H46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3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3_2020'.I37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3_2020'.I38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4)=0;0;SUM(E22:E34))"/>
          <table:table-cell table:style-name="summary_5f_yen" table:formula="=IF(SUM(F22:F34)=0;0;SUM(F22:F34))"/>
          <table:table-cell table:style-name="summary_5f_crypto" table:formula="=IF(SUM(G22:G34)=0;0;SUM(G22:G34))"/>
          <table:table-cell table:style-name="summary_5f_yen" table:formula="=IF(SUM(H22:H34)=0;0;SUM(H22:H34))"/>
          <table:table-cell table:style-name="summary_5f_donations" table:formula="=IF(SUM(I22:I34)=0;0;SUM(I22:I3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5"/>
          <table:table-cell table:style-name="ce713" office:value-type="string" calcext:value-type="string">
            <text:p>―</text:p>
          </table:table-cell>
          <table:table-cell table:style-name="ce645" table:formula="=G13+G35"/>
          <table:table-cell table:style-name="ce756" table:formula="=E41+F41-H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5"/>
          <table:table-cell table:style-name="ce714" table:formula="=IF((E41+F41);(E42+F42)/(E41+F41);0)"/>
          <table:table-cell table:style-name="ce736" table:formula="=H41*G42"/>
          <table:table-cell table:style-name="ce757" table:formula="=I41*G4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2"/>
          <table:table-cell table:style-name="ce717" table:formula="=I35"/>
          <table:table-cell table:style-name="ce739"/>
          <table:table-cell table:style-name="ce761" table:formula="=I52-I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0:E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0:H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4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4_2020'.I41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4_2020'.I42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19T09:14:15.056957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